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999999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3cm" svg:height="0.4cm" svg:x="2.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cm" svg:height="0.4cm" svg:x="2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cm" svg:height="0.4cm" svg:x="2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cm" svg:height="0.4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2cm" svg:x="0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cm" svg:height="0.4cm" svg:x="2.1cm" svg:y="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13T13:21:56.160539043</dc:date>
    <dc:creator>Martin Zueger</dc:creator>
    <meta:editing-duration>PT20S</meta:editing-duration>
    <meta:editing-cycles>6</meta:editing-cycles>
    <meta:generator>LibreOffice/4.1.3.2$Linux_X86_64 LibreOffice_project/410m0$Build-2</meta:generator>
    <meta:document-statistic meta:object-count="13"/>
  </office:meta>
</office:document-meta>
</file>